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pitch="fixed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52d" officeooo:paragraph-rsid="0013452d"/>
    </style:style>
    <style:style style:name="P2" style:family="paragraph" style:parent-style-name="Standard">
      <style:text-properties style:font-name="DejaVu Sans Mono" fo:font-size="8pt" fo:language="zxx" fo:country="none" officeooo:rsid="0013452d" officeooo:paragraph-rsid="0013452d" fo:background-color="#ffffff" style:font-size-asian="8pt" style:language-asian="zxx" style:country-asian="none" style:font-size-complex="8pt" style:language-complex="zxx" style:country-complex="none"/>
    </style:style>
    <style:style style:name="P3" style:family="paragraph" style:parent-style-name="Standard">
      <style:text-properties style:font-name="DejaVu Sans Mono" fo:font-size="8pt" fo:language="zxx" fo:country="none" officeooo:rsid="0013452d" officeooo:paragraph-rsid="0014ef3d" fo:background-color="#ffffff" style:font-size-asian="8pt" style:language-asian="zxx" style:country-asian="none" style:font-size-complex="8pt" style:language-complex="zxx" style:country-complex="none"/>
    </style:style>
    <style:style style:name="P4" style:family="paragraph" style:parent-style-name="Standard">
      <style:text-properties fo:language="zxx" fo:country="none" fo:font-weight="bold" officeooo:rsid="0013452d" officeooo:paragraph-rsid="0013452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Bitstream Vera Sans Mono" fo:font-size="8pt" fo:language="zxx" fo:country="none" officeooo:rsid="0013452d" officeooo:paragraph-rsid="0013452d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text-properties style:font-name="Bitstream Vera Sans Mono" fo:font-size="8pt" fo:language="zxx" fo:country="none" officeooo:rsid="0013452d" officeooo:paragraph-rsid="0013452d" fo:background-color="#ffffff" style:font-size-asian="8pt" style:language-asian="zxx" style:country-asian="none" style:font-size-complex="8pt" style:language-complex="zxx" style:country-complex="none"/>
    </style:style>
    <style:style style:name="P7" style:family="paragraph" style:parent-style-name="Standard">
      <style:text-properties style:font-name="Bitstream Vera Sans Mono" fo:font-size="8pt" officeooo:rsid="00139452" officeooo:paragraph-rsid="0013452d" style:font-size-asian="8pt" style:font-size-complex="8pt"/>
    </style:style>
    <style:style style:name="P8" style:family="paragraph" style:parent-style-name="Standard">
      <style:text-properties style:font-name="Bitstream Vera Sans Mono" fo:font-size="8pt" officeooo:rsid="00139452" officeooo:paragraph-rsid="00139452" fo:background-color="#ffffff" style:font-size-asian="8pt" style:font-size-complex="8pt"/>
    </style:style>
    <style:style style:name="P9" style:family="paragraph" style:parent-style-name="Standard">
      <style:text-properties fo:font-size="11pt" fo:language="zxx" fo:country="none" officeooo:rsid="0013452d" officeooo:paragraph-rsid="0013452d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fo:font-size="11pt" fo:language="zxx" fo:country="none" officeooo:rsid="00139452" officeooo:paragraph-rsid="00139452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DejaVu Sans" fo:language="zxx" fo:country="none" officeooo:rsid="0013452d" officeooo:paragraph-rsid="0013452d" style:language-asian="zxx" style:country-asian="none" style:language-complex="zxx" style:country-complex="none"/>
    </style:style>
    <style:style style:name="P12" style:family="paragraph" style:parent-style-name="Standard">
      <style:text-properties officeooo:rsid="00217baa" officeooo:paragraph-rsid="00217baa"/>
    </style:style>
    <style:style style:name="P13" style:family="paragraph" style:parent-style-name="Standard">
      <style:paragraph-properties fo:break-before="page"/>
      <style:text-properties officeooo:rsid="00217baa" officeooo:paragraph-rsid="00217baa"/>
    </style:style>
    <style:style style:name="P14" style:family="paragraph" style:parent-style-name="Text_20_body">
      <style:text-properties officeooo:rsid="00217baa" officeooo:paragraph-rsid="00217baa"/>
    </style:style>
    <style:style style:name="P15" style:family="paragraph" style:parent-style-name="Text_20_body">
      <style:text-properties style:font-name="DejaVu Sans" officeooo:rsid="00217baa" officeooo:paragraph-rsid="00217baa"/>
    </style:style>
    <style:style style:name="P16" style:family="paragraph" style:parent-style-name="Text_20_body">
      <style:text-properties officeooo:rsid="00234e26" officeooo:paragraph-rsid="00234e26"/>
    </style:style>
    <style:style style:name="P17" style:family="paragraph" style:parent-style-name="Text_20_body">
      <style:text-properties fo:font-weight="bold" officeooo:rsid="00234e26" officeooo:paragraph-rsid="00234e26" style:font-weight-asian="bold" style:font-weight-complex="bold"/>
    </style:style>
    <style:style style:name="P18" style:family="paragraph" style:parent-style-name="Text_20_body">
      <style:text-properties officeooo:rsid="0027acaa" officeooo:paragraph-rsid="0027acaa"/>
    </style:style>
    <style:style style:name="P19" style:family="paragraph" style:parent-style-name="Title">
      <style:text-properties style:font-name="DejaVu Sans"/>
    </style:style>
    <style:style style:name="P20" style:family="paragraph" style:parent-style-name="Heading_20_1" style:list-style-name="">
      <style:text-properties officeooo:rsid="0013452d" officeooo:paragraph-rsid="0013452d"/>
    </style:style>
    <style:style style:name="P21" style:family="paragraph" style:parent-style-name="Heading_20_1">
      <style:text-properties style:font-name="DejaVu Sans" officeooo:rsid="00217baa" officeooo:paragraph-rsid="00217baa"/>
    </style:style>
    <style:style style:name="P22" style:family="paragraph" style:parent-style-name="Heading_20_1" style:list-style-name="">
      <style:text-properties style:font-name="DejaVu Sans"/>
    </style:style>
    <style:style style:name="P23" style:family="paragraph" style:parent-style-name="Heading_20_1">
      <style:paragraph-properties fo:break-before="page"/>
      <style:text-properties officeooo:rsid="0013452d" officeooo:paragraph-rsid="0013452d"/>
    </style:style>
    <style:style style:name="P24" style:family="paragraph" style:parent-style-name="Heading_20_1">
      <style:paragraph-properties fo:break-before="page"/>
      <style:text-properties style:font-name="DejaVu Sans"/>
    </style:style>
    <style:style style:name="P25" style:family="paragraph" style:parent-style-name="Heading_20_2">
      <style:paragraph-properties fo:break-before="page"/>
      <style:text-properties style:font-name="DejaVu Sans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#999999" loext:char-shading-value="0"/>
    </style:style>
    <style:style style:name="T4" style:family="text">
      <style:text-properties fo:background-color="#808080" loext:char-shading-value="0"/>
    </style:style>
    <style:style style:name="T5" style:family="text">
      <style:text-properties officeooo:rsid="00217baa"/>
    </style:style>
    <style:style style:name="T6" style:family="text">
      <style:text-properties style:font-name="DejaVu Sans Mono1"/>
    </style:style>
    <style:style style:name="T7" style:family="text">
      <style:text-properties style:font-name="DejaVu Sans Mono1" officeooo:rsid="00248939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DejaVu Sans"/>
    </style:style>
    <style:style style:name="T10" style:family="text">
      <style:text-properties style:font-name="DejaVu Sans" officeooo:rsid="00248939"/>
    </style:style>
    <style:style style:name="T11" style:family="text">
      <style:text-properties style:font-name="DejaVu Sans" officeooo:rsid="0027de3f"/>
    </style:style>
    <style:style style:name="T12" style:family="text">
      <style:text-properties officeooo:rsid="00248939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45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eOS</text:p>
      <text:p text:style-name="P11"/>
      <text:h text:style-name="P21" text:outline-level="1">Code Base<text:line-break/></text:h>
      <text:p text:style-name="P15"><text:span text:style-name="T8">kernel : contains kernel sources and header files<text:line-break/>libc</text:span> <text:span text:style-name="T8">: standard library C files<text:line-break/>libu : generic user code helper functions<text:line-break/>user : user level applications<text:line-break/>misc : utility scripts</text:span></text:p>
      <text:h text:style-name="P22" text:outline-level="1"/>
      <text:h text:style-name="P24" text:outline-level="1"><text:span text:style-name="T5">K</text:span>ernel</text:h>
      <text:p text:style-name="P4"/>
      <text:p text:style-name="P9">18 directories, 151 files</text:p>
      <text:p text:style-name="P5"/>
      <text:p text:style-name="P2">-------------------------------------------------------------------------------</text:p>
      <text:p text:style-name="P2">Language <text:s text:c="20"/>files <text:s text:c="9"/>blank <text:s text:c="7"/>comment <text:s text:c="10"/>code</text:p>
      <text:p text:style-name="P2">-------------------------------------------------------------------------------</text:p>
      <text:p text:style-name="P2">C <text:s text:c="30"/>83 <text:s text:c="11"/>989 <text:s text:c="11"/>919 <text:s text:c="10"/>5075</text:p>
      <text:p text:style-name="P2">C/C++ Header <text:s text:c="19"/>47 <text:s text:c="11"/>397 <text:s text:c="11"/>872 <text:s text:c="10"/>1301</text:p>
      <text:p text:style-name="P2">Assembly <text:s text:c="24"/>4 <text:s text:c="12"/>56 <text:s text:c="11"/>128 <text:s text:c="11"/>255</text:p>
      <text:p text:style-name="P2">make <text:s text:c="27"/>12 <text:s text:c="13"/>9 <text:s text:c="13"/>1 <text:s text:c="11"/>101</text:p>
      <text:p text:style-name="P2">-------------------------------------------------------------------------------</text:p>
      <text:p text:style-name="P2">SUM: <text:s text:c="26"/>146 <text:s text:c="10"/>1451 <text:s text:c="10"/>1920 <text:s text:c="10"/>6732</text:p>
      <text:p text:style-name="P2">-------------------------------------------------------------------------------</text:p>
      <text:p text:style-name="P2"/>
      <text:p text:style-name="P2"/>
      <text:p text:style-name="P3">├── Makefile</text:p>
      <text:p text:style-name="P3">├── include</text:p>
      <text:p text:style-name="P2">│   └── version.h</text:p>
      <text:p text:style-name="P2">└── <text:span text:style-name="T1">src</text:span></text:p>
      <text:p text:style-name="P2"><text:s text:c="4"/>├── arch</text:p>
      <text:p text:style-name="P2"><text:s text:c="4"/>│   ├── arm</text:p>
      <text:p text:style-name="P2"><text:s text:c="4"/>│   │   ├── board</text:p>
      <text:p text:style-name="P2"><text:s text:c="4"/>│   │   │   ├── at91sam7</text:p>
      <text:p text:style-name="P2"><text:s text:c="4"/>│   │   │   │   └── linker.ld</text:p>
      <text:p text:style-name="P2"><text:s text:c="4"/>│   │   │   └── versatilepb</text:p>
      <text:p text:style-name="P2"><text:s text:c="4"/>│   │   │   <text:s text:c="4"/>└── versatilepb.map</text:p>
      <text:p text:style-name="P2"><text:s text:c="4"/>│   │   ├── cpuinfo.c</text:p>
      <text:p text:style-name="P2"><text:s text:c="4"/>│   │   ├── idle.c</text:p>
      <text:p text:style-name="P2"><text:s text:c="4"/>│   │   ├── init.c</text:p>
      <text:p text:style-name="P2"><text:s text:c="4"/>│   │   ├── isr_arch.h</text:p>
      <text:p text:style-name="P2"><text:s text:c="4"/>│   │   ├── linker.ld</text:p>
      <text:p text:style-name="P2"><text:s text:c="4"/>│   │   ├── low_level_init.c</text:p>
      <text:p text:style-name="P2"><text:s text:c="4"/>│   │   ├── startup.S</text:p>
      <text:p text:style-name="P2"><text:s text:c="4"/>│   │   ├── subdir.mk</text:p>
      <text:p text:style-name="P2"><text:s text:c="4"/>│   │   ├── sync.c</text:p>
      <text:p text:style-name="P2"><text:s text:c="4"/>│   │   ├── task.c</text:p>
      <text:p text:style-name="P2"><text:s text:c="4"/>│   │   ├── task.h</text:p>
      <text:p text:style-name="P2"><text:s text:c="4"/>│   │   ├── timer.c</text:p>
      <text:p text:style-name="P2"><text:s text:c="4"/>│   │   └── uart.c</text:p>
      <text:p text:style-name="P2"><text:s text:c="4"/>│   └── <text:span text:style-name="T1">x86</text:span></text:p>
      <text:p text:style-name="P2"><text:s text:c="4"/>│   <text:s text:c="4"/>├──<text:span text:style-name="T2"> </text:span><text:span text:style-name="T1">arch_init.c</text:span></text:p>
      <text:p text:style-name="P2"><text:s text:c="4"/>│   <text:s text:c="4"/>├── <text:span text:style-name="T14">console.c</text:span></text:p>
      <text:p text:style-name="P2"><text:s text:c="4"/>│   <text:s text:c="4"/>├── <text:span text:style-name="T14">console.h</text:span></text:p>
      <text:p text:style-name="P2"><text:s text:c="4"/>│   <text:s text:c="4"/>├── <text:span text:style-name="T3">cpuinfo.c</text:span></text:p>
      <text:p text:style-name="P2"><text:s text:c="4"/>│   <text:s text:c="4"/>├── <text:span text:style-name="T3">cpuinfo.h</text:span></text:p>
      <text:p text:style-name="P2"><text:s text:c="4"/>│   <text:s text:c="4"/>├── <text:span text:style-name="T1">gdt.c</text:span></text:p>
      <text:p text:style-name="P2"><text:s text:c="4"/>│   <text:s text:c="4"/>├── <text:span text:style-name="T1">gdt.h</text:span></text:p>
      <text:p text:style-name="P2"><text:s text:c="4"/>│   <text:s text:c="4"/>├── <text:span text:style-name="T1">idle.c</text:span></text:p>
      <text:p text:style-name="P2"><text:s text:c="4"/>│   <text:s text:c="4"/>├── <text:span text:style-name="T1">idt.c</text:span></text:p>
      <text:p text:style-name="P2"><text:s text:c="4"/>│   <text:s text:c="4"/>├── <text:span text:style-name="T1">idt.h</text:span></text:p>
      <text:p text:style-name="P2"><text:s text:c="4"/>│   <text:s text:c="4"/>├── <text:span text:style-name="T1">init.S</text:span></text:p>
      <text:p text:style-name="P2"><text:s text:c="4"/>│   <text:s text:c="4"/>├── <text:span text:style-name="T1">io.h</text:span></text:p>
      <text:p text:style-name="P2"><text:s text:c="4"/>│   <text:s text:c="4"/>├── <text:span text:style-name="T1">isr_arch.h</text:span></text:p>
      <text:p text:style-name="P2"><text:s text:c="4"/>│   <text:s text:c="4"/>├── <text:span text:style-name="T1">isr_stub.S</text:span></text:p>
      <text:p text:style-name="P2"><text:s text:c="4"/>│   <text:s text:c="4"/>├── <text:span text:style-name="T14">kbd.c</text:span></text:p>
      <text:p text:style-name="P2"><text:s text:c="4"/>│   <text:s text:c="4"/>├── <text:span text:style-name="T15">kbd.h</text:span></text:p>
      <text:p text:style-name="P2"><text:s text:c="4"/>│   <text:s text:c="4"/>├── <text:span text:style-name="T1">linker.ld</text:span></text:p>
      <text:p text:style-name="P2"><text:s text:c="4"/>│   <text:s text:c="4"/>├── <text:span text:style-name="T1">misc.h</text:span></text:p>
      <text:p text:style-name="P2"><text:s text:c="4"/>│   <text:s text:c="4"/>├── <text:span text:style-name="T1">paging_bits.h</text:span></text:p>
      <text:p text:style-name="P2"><text:s text:c="4"/>│   <text:s text:c="4"/>├── paging.c</text:p>
      <text:p text:style-name="P2"><text:s text:c="4"/>│   <text:s text:c="4"/>├── <text:span text:style-name="T1">paging.h</text:span></text:p>
      <text:p text:style-name="P2"><text:s text:c="4"/>│   <text:s text:c="4"/>├── <text:span text:style-name="T1">pic.c</text:span></text:p>
      <text:p text:style-name="P2"><text:s text:c="4"/>│   <text:s text:c="4"/>├── <text:span text:style-name="T1">pic.h</text:span></text:p>
      <text:p text:style-name="P2"><text:s text:c="4"/>│   <text:s text:c="4"/>├── <text:span text:style-name="T4">stack_trace.c</text:span></text:p>
      <text:p text:style-name="P2"><text:s text:c="4"/>│   <text:s text:c="4"/>├── <text:span text:style-name="T1">startup.S</text:span></text:p>
      <text:p text:style-name="P2"><text:s text:c="4"/>│   <text:s text:c="4"/>├── subdir.mk</text:p>
      <text:p text:style-name="P2"><text:s text:c="4"/>│   <text:s text:c="4"/>├── task.c</text:p>
      <text:p text:style-name="P2"><text:soft-page-break/><text:s text:c="4"/>│   <text:s text:c="4"/>├── task.h</text:p>
      <text:p text:style-name="P2"><text:s text:c="4"/>│   <text:s text:c="4"/>├── timer.c</text:p>
      <text:p text:style-name="P2"><text:s text:c="4"/>│   <text:s text:c="4"/>├── uart.c</text:p>
      <text:p text:style-name="P2"><text:s text:c="4"/>│   <text:s text:c="4"/>└── <text:span text:style-name="T1">vmem.h</text:span></text:p>
      <text:p text:style-name="P2"><text:s text:c="4"/>├── cbuf.h</text:p>
      <text:p text:style-name="P2"><text:s text:c="4"/>├── config.c</text:p>
      <text:p text:style-name="P2"><text:s text:c="4"/>├── config.h</text:p>
      <text:p text:style-name="P2"><text:s text:c="4"/>├── cpuinfo.h</text:p>
      <text:p text:style-name="P2"><text:s text:c="4"/>├── dev</text:p>
      <text:p text:style-name="P2"><text:s text:c="4"/>│   ├── dev_io.c</text:p>
      <text:p text:style-name="P2"><text:s text:c="4"/>│   ├── dev_ramdisk.c</text:p>
      <text:p text:style-name="P2"><text:s text:c="4"/>│   ├── dev_tty.c</text:p>
      <text:p text:style-name="P2"><text:s text:c="4"/>│   └── subdir.mk</text:p>
      <text:p text:style-name="P2"><text:s text:c="4"/>├── dev.h</text:p>
      <text:p text:style-name="P2"><text:s text:c="4"/>├── driver</text:p>
      <text:p text:style-name="P2"><text:s text:c="4"/>│   ├── e1000.c</text:p>
      <text:p text:style-name="P2"><text:s text:c="4"/>│   ├── e1000.h</text:p>
      <text:p text:style-name="P2"><text:s text:c="4"/>│   ├── pci.c</text:p>
      <text:p text:style-name="P2"><text:s text:c="4"/>│   ├── pci.h</text:p>
      <text:p text:style-name="P2"><text:s text:c="4"/>│   ├── ramdisk.c</text:p>
      <text:p text:style-name="P2"><text:s text:c="4"/>│   ├── ramdisk.h</text:p>
      <text:p text:style-name="P2"><text:s text:c="4"/>│   ├── subdir.mk</text:p>
      <text:p text:style-name="P2"><text:s text:c="4"/>│   ├── tty.c</text:p>
      <text:p text:style-name="P2"><text:s text:c="4"/>│   └── tty.h</text:p>
      <text:p text:style-name="P2"><text:s text:c="4"/>├── elf.c</text:p>
      <text:p text:style-name="P2"><text:s text:c="4"/>├── elf.h</text:p>
      <text:p text:style-name="P2"><text:s text:c="4"/>├── fs</text:p>
      <text:p text:style-name="P2"><text:s text:c="4"/>│   ├── ext2</text:p>
      <text:p text:style-name="P2"><text:s text:c="4"/>│   │   ├── ext2_.c</text:p>
      <text:p text:style-name="P2"><text:s text:c="4"/>│   │   └── ext2_.h</text:p>
      <text:p text:style-name="P2"><text:s text:c="4"/>│   ├── ext2.c</text:p>
      <text:p text:style-name="P2"><text:s text:c="4"/>│   ├── ext2.h</text:p>
      <text:p text:style-name="P2"><text:s text:c="4"/>│   ├── subdir.mk</text:p>
      <text:p text:style-name="P2"><text:s text:c="4"/>│   ├── vfs.c</text:p>
      <text:p text:style-name="P2"><text:s text:c="4"/>│   └── vfs.h</text:p>
      <text:p text:style-name="P2"><text:s text:c="4"/>├── htable.h</text:p>
      <text:p text:style-name="P2"><text:s text:c="4"/>├── ipc</text:p>
      <text:p text:style-name="P2"><text:s text:c="4"/>│   ├── msg.c</text:p>
      <text:p text:style-name="P2"><text:s text:c="4"/>│   ├── msg.h</text:p>
      <text:p text:style-name="P2"><text:s text:c="4"/>│   ├── pipe.c</text:p>
      <text:p text:style-name="P2"><text:s text:c="4"/>│   ├── socket.c</text:p>
      <text:p text:style-name="P2"><text:s text:c="4"/>│   └── subdir.mk</text:p>
      <text:p text:style-name="P2"><text:s text:c="4"/>├── isr.c</text:p>
      <text:p text:style-name="P2"><text:s text:c="4"/>├── isr.h</text:p>
      <text:p text:style-name="P2"><text:s text:c="4"/>├── kmain.c</text:p>
      <text:p text:style-name="P2"><text:s text:c="4"/>├── kmalloc.c</text:p>
      <text:p text:style-name="P2"><text:s text:c="4"/>├── kmalloc.h</text:p>
      <text:p text:style-name="P2"><text:s text:c="4"/>├── kprintf.c</text:p>
      <text:p text:style-name="P2"><text:s text:c="4"/>├── kprintf.h</text:p>
      <text:p text:style-name="P2"><text:s text:c="4"/>├── list.h</text:p>
      <text:p text:style-name="P2"><text:s text:c="4"/>├── mm</text:p>
      <text:p text:style-name="P2"><text:s text:c="4"/>│   ├── buddy.c</text:p>
      <text:p text:style-name="P2"><text:s text:c="4"/>│   ├── buddy.h</text:p>
      <text:p text:style-name="P2"><text:s text:c="4"/>│   ├── frame.c</text:p>
      <text:p text:style-name="P2"><text:s text:c="4"/>│   ├── frame.h</text:p>
      <text:p text:style-name="P2"><text:s text:c="4"/>│   ├── slab.c</text:p>
      <text:p text:style-name="P2"><text:s text:c="4"/>│   ├── slab.h</text:p>
      <text:p text:style-name="P2"><text:s text:c="4"/>│   ├── subdir.mk</text:p>
      <text:p text:style-name="P2"><text:s text:c="4"/>│   ├── zone.c</text:p>
      <text:p text:style-name="P2"><text:s text:c="4"/>│   └── zone.h</text:p>
      <text:p text:style-name="P2"><text:s text:c="4"/>├── panic.c</text:p>
      <text:p text:style-name="P2"><text:s text:c="4"/>├── panic.h</text:p>
      <text:p text:style-name="P2"><text:s text:c="4"/>├── proc</text:p>
      <text:p text:style-name="P2"><text:s text:c="4"/>│   ├── scheduler.c</text:p>
      <text:p text:style-name="P2"><text:s text:c="4"/>│   ├── subdir.mk</text:p>
      <text:p text:style-name="P2"><text:s text:c="4"/>│   ├── task.c</text:p>
      <text:p text:style-name="P2"><text:s text:c="4"/>│   └── task.h</text:p>
      <text:p text:style-name="P2"><text:s text:c="4"/>├── proc.h</text:p>
      <text:p text:style-name="P2"><text:s text:c="4"/>├── subdir.mk</text:p>
      <text:p text:style-name="P2"><text:s text:c="4"/>├── sync</text:p>
      <text:p text:style-name="P2"><text:s text:c="4"/>│   ├── cond.c</text:p>
      <text:p text:style-name="P2"><text:s text:c="4"/>│   ├── cond.h</text:p>
      <text:p text:style-name="P2"><text:soft-page-break/><text:s text:c="4"/>│   ├── spinlock.c</text:p>
      <text:p text:style-name="P2"><text:s text:c="4"/>│   ├── spinlock.h</text:p>
      <text:p text:style-name="P2"><text:s text:c="4"/>│   └── subdir.mk</text:p>
      <text:p text:style-name="P2"><text:s text:c="4"/>├── sys</text:p>
      <text:p text:style-name="P2"><text:s text:c="4"/>│   ├── subdir.mk</text:p>
      <text:p text:style-name="P2"><text:s text:c="4"/>│   ├── sys_alarm.c</text:p>
      <text:p text:style-name="P2"><text:s text:c="4"/>│   ├── syscall.c</text:p>
      <text:p text:style-name="P2"><text:s text:c="4"/>│   ├── sys_chdir.c</text:p>
      <text:p text:style-name="P2"><text:s text:c="4"/>│   ├── sys_close.c</text:p>
      <text:p text:style-name="P2"><text:s text:c="4"/>│   ├── sys_dup2.c</text:p>
      <text:p text:style-name="P2"><text:s text:c="4"/>│   ├── sys_dup.c</text:p>
      <text:p text:style-name="P2"><text:s text:c="4"/>│   ├── sys_execve.c</text:p>
      <text:p text:style-name="P2"><text:s text:c="4"/>│   ├── sys_exit.c</text:p>
      <text:p text:style-name="P2"><text:s text:c="4"/>│   ├── sys_fork.c</text:p>
      <text:p text:style-name="P2"><text:s text:c="4"/>│   ├── sys_fstat.c</text:p>
      <text:p text:style-name="P2"><text:s text:c="4"/>│   ├── sys_getcwd.c</text:p>
      <text:p text:style-name="P2"><text:s text:c="4"/>│   ├── sys_getgid.c</text:p>
      <text:p text:style-name="P2"><text:s text:c="4"/>│   ├── sys_getpid.c</text:p>
      <text:p text:style-name="P2"><text:s text:c="4"/>│   ├── sys_getppid.c</text:p>
      <text:p text:style-name="P2"><text:s text:c="4"/>│   ├── sys_getuid.c</text:p>
      <text:p text:style-name="P2"><text:s text:c="4"/>│   ├── sys_info.c</text:p>
      <text:p text:style-name="P2"><text:s text:c="4"/>│   ├── sys_kill.c</text:p>
      <text:p text:style-name="P2"><text:s text:c="4"/>│   ├── sys_lseek.c</text:p>
      <text:p text:style-name="P2"><text:s text:c="4"/>│   ├── sys_mknod.c</text:p>
      <text:p text:style-name="P2"><text:s text:c="4"/>│   ├── sys_nanosleep.c</text:p>
      <text:p text:style-name="P2"><text:s text:c="4"/>│   ├── sys_open.c</text:p>
      <text:p text:style-name="P2"><text:s text:c="4"/>│   ├── sys_pipe.c</text:p>
      <text:p text:style-name="P2"><text:s text:c="4"/>│   ├── sys_read.c</text:p>
      <text:p text:style-name="P2"><text:s text:c="4"/>│   ├── sys_sbrk.c</text:p>
      <text:p text:style-name="P2"><text:s text:c="4"/>│   ├── sys_setgid.c</text:p>
      <text:p text:style-name="P2"><text:s text:c="4"/>│   ├── sys_setuid.c</text:p>
      <text:p text:style-name="P2"><text:s text:c="4"/>│   ├── sys_sigaction.c</text:p>
      <text:p text:style-name="P2"><text:s text:c="4"/>│   ├── sys_sigprocmask.c</text:p>
      <text:p text:style-name="P2"><text:s text:c="4"/>│   ├── sys_sigreturn.c</text:p>
      <text:p text:style-name="P2"><text:s text:c="4"/>│   ├── sys_sigsuspend.c</text:p>
      <text:p text:style-name="P2"><text:s text:c="4"/>│   ├── sys_socket.c</text:p>
      <text:p text:style-name="P2"><text:s text:c="4"/>│   ├── sys_waitpid.c</text:p>
      <text:p text:style-name="P2"><text:s text:c="4"/>│   └── sys_write.c</text:p>
      <text:p text:style-name="P2"><text:s text:c="4"/>├── sys.h</text:p>
      <text:p text:style-name="P2"><text:s text:c="4"/>├── timer.c</text:p>
      <text:p text:style-name="P2"><text:s text:c="4"/>├── timer.h</text:p>
      <text:p text:style-name="P2"><text:s text:c="4"/>└── util.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0" text:outline-level="1"/>
      <text:h text:style-name="P23" text:outline-level="1">Standard Library</text:h>
      <text:p text:style-name="P4"/>
      <text:p text:style-name="P10">18 directories, 110 files</text:p>
      <text:p text:style-name="P5"/>
      <text:p text:style-name="P6">-------------------------------------------------------------------------------</text:p>
      <text:p text:style-name="P6">Language <text:s text:c="20"/>files <text:s text:c="9"/>blank <text:s text:c="7"/>comment <text:s text:c="10"/>code</text:p>
      <text:p text:style-name="P6">-------------------------------------------------------------------------------</text:p>
      <text:p text:style-name="P6">C <text:s text:c="30"/>68 <text:s text:c="11"/>356 <text:s text:c="11"/>322 <text:s text:c="10"/>1885</text:p>
      <text:p text:style-name="P6">C/C++ Header <text:s text:c="19"/>23 <text:s text:c="11"/>296 <text:s text:c="11"/>815 <text:s text:c="11"/>806</text:p>
      <text:p text:style-name="P6">make <text:s text:c="27"/>12 <text:s text:c="13"/>6 <text:s text:c="13"/>0 <text:s text:c="12"/>96</text:p>
      <text:p text:style-name="P6">Assembly <text:s text:c="24"/>6 <text:s text:c="12"/>15 <text:s text:c="13"/>5 <text:s text:c="12"/>90</text:p>
      <text:p text:style-name="P6">-------------------------------------------------------------------------------</text:p>
      <text:p text:style-name="P6">SUM: <text:s text:c="26"/>109 <text:s text:c="11"/>673 <text:s text:c="10"/>1142 <text:s text:c="10"/>2877</text:p>
      <text:p text:style-name="P6">-------------------------------------------------------------------------------</text:p>
      <text:p text:style-name="P7"/>
      <text:p text:style-name="P7"/>
      <text:p text:style-name="P8">├── Makefile</text:p>
      <text:p text:style-name="P8">├── include</text:p>
      <text:p text:style-name="P8">│   ├── arch</text:p>
      <text:p text:style-name="P8">│   │   └── x86</text:p>
      <text:p text:style-name="P8">│   │   <text:s text:c="4"/>└── setjmp.h</text:p>
      <text:p text:style-name="P8">│   ├── ctype.h</text:p>
      <text:p text:style-name="P8">│   ├── dirent.h</text:p>
      <text:p text:style-name="P8">│   ├── errno.h</text:p>
      <text:p text:style-name="P8">│   ├── fcntl.h</text:p>
      <text:p text:style-name="P8">│   ├── limits.h</text:p>
      <text:p text:style-name="P8">│   ├── setjmp.h</text:p>
      <text:p text:style-name="P8">│   ├── signal.h</text:p>
      <text:p text:style-name="P8">│   ├── stdarg.h</text:p>
      <text:p text:style-name="P8">│   ├── stddef.h</text:p>
      <text:p text:style-name="P8">│   ├── stdint.h</text:p>
      <text:p text:style-name="P8">│   ├── stdio.h</text:p>
      <text:p text:style-name="P8">│   ├── stdlib.h</text:p>
      <text:p text:style-name="P8">│   ├── string.h</text:p>
      <text:p text:style-name="P8">│   ├── sys</text:p>
      <text:p text:style-name="P8">│   │   ├── socket.h</text:p>
      <text:p text:style-name="P8">│   │   ├── stat.h</text:p>
      <text:p text:style-name="P8">│   │   ├── types.h</text:p>
      <text:p text:style-name="P8">│   │   └── wait.h</text:p>
      <text:p text:style-name="P8">│   ├── termios.h</text:p>
      <text:p text:style-name="P8">│   ├── time.h</text:p>
      <text:p text:style-name="P8">│   └── unistd.h</text:p>
      <text:p text:style-name="P8">└── src</text:p>
      <text:p text:style-name="P8"><text:s text:c="4"/>├── arch</text:p>
      <text:p text:style-name="P8"><text:s text:c="4"/>│   ├── arm</text:p>
      <text:p text:style-name="P8"><text:s text:c="4"/>│   │   ├── crt0.S</text:p>
      <text:p text:style-name="P8"><text:s text:c="4"/>│   │   ├── setjmp.S</text:p>
      <text:p text:style-name="P8"><text:s text:c="4"/>│   │   ├── subdir.mk</text:p>
      <text:p text:style-name="P8"><text:s text:c="4"/>│   │   └── syscall.c</text:p>
      <text:p text:style-name="P8"><text:s text:c="4"/>│   ├── x86</text:p>
      <text:p text:style-name="P8"><text:s text:c="4"/>│   │   ├── crt0.S</text:p>
      <text:p text:style-name="P8"><text:s text:c="4"/>│   │   ├── setjmp.S</text:p>
      <text:p text:style-name="P8"><text:s text:c="4"/>│   │   ├── subdir.mk</text:p>
      <text:p text:style-name="P8"><text:s text:c="4"/>│   │   └── syscall.S</text:p>
      <text:p text:style-name="P8"><text:s text:c="4"/>│   └── x86_64</text:p>
      <text:p text:style-name="P8"><text:s text:c="4"/>│   <text:s text:c="4"/>├── subdir.mk</text:p>
      <text:p text:style-name="P8"><text:s text:c="4"/>│   <text:s text:c="4"/>└── syscall.S</text:p>
      <text:p text:style-name="P8"><text:s text:c="4"/>├── dirent</text:p>
      <text:p text:style-name="P8"><text:s text:c="4"/>│   ├── closedir.c</text:p>
      <text:p text:style-name="P8"><text:s text:c="4"/>│   ├── DIR.c</text:p>
      <text:p text:style-name="P8"><text:s text:c="4"/>│   ├── opendir.c</text:p>
      <text:p text:style-name="P8"><text:s text:c="4"/>│   ├── readdir.c</text:p>
      <text:p text:style-name="P8"><text:s text:c="4"/>│   └── subdir.mk</text:p>
      <text:p text:style-name="P8"><text:s text:c="4"/>├── errno</text:p>
      <text:p text:style-name="P8"><text:s text:c="4"/>│   ├── errno.c</text:p>
      <text:p text:style-name="P8"><text:s text:c="4"/>│   └── subdir.mk</text:p>
      <text:p text:style-name="P8"><text:s text:c="4"/>├── signal</text:p>
      <text:p text:style-name="P8"><text:s text:c="4"/>│   ├── kill.c</text:p>
      <text:p text:style-name="P8"><text:soft-page-break/><text:s text:c="4"/>│   ├── raise.c</text:p>
      <text:p text:style-name="P8"><text:s text:c="4"/>│   ├── sigaction.c</text:p>
      <text:p text:style-name="P8"><text:s text:c="4"/>│   ├── signal.c</text:p>
      <text:p text:style-name="P8"><text:s text:c="4"/>│   ├── sigprocmask.c</text:p>
      <text:p text:style-name="P8"><text:s text:c="4"/>│   ├── sigsuspend.c</text:p>
      <text:p text:style-name="P8"><text:s text:c="4"/>│   └── subdir.mk</text:p>
      <text:p text:style-name="P8"><text:s text:c="4"/>├── stdio</text:p>
      <text:p text:style-name="P8"><text:s text:c="4"/>│   ├── fclose.c</text:p>
      <text:p text:style-name="P8"><text:s text:c="4"/>│   ├── fdopen.c</text:p>
      <text:p text:style-name="P8"><text:s text:c="4"/>│   ├── fflush.c</text:p>
      <text:p text:style-name="P8"><text:s text:c="4"/>│   ├── fgetc.c</text:p>
      <text:p text:style-name="P8"><text:s text:c="4"/>│   ├── fgets.c</text:p>
      <text:p text:style-name="P8"><text:s text:c="4"/>│   ├── FILE.c</text:p>
      <text:p text:style-name="P8"><text:s text:c="4"/>│   ├── FILE.h</text:p>
      <text:p text:style-name="P8"><text:s text:c="4"/>│   ├── fileno.c</text:p>
      <text:p text:style-name="P8"><text:s text:c="4"/>│   ├── fopen.c</text:p>
      <text:p text:style-name="P8"><text:s text:c="4"/>│   ├── fputc.c</text:p>
      <text:p text:style-name="P8"><text:s text:c="4"/>│   ├── fputs.c</text:p>
      <text:p text:style-name="P8"><text:s text:c="4"/>│   ├── getchar.c</text:p>
      <text:p text:style-name="P8"><text:s text:c="4"/>│   ├── gets.c</text:p>
      <text:p text:style-name="P8"><text:s text:c="4"/>│   ├── pclose.c</text:p>
      <text:p text:style-name="P8"><text:s text:c="4"/>│   ├── perror.c</text:p>
      <text:p text:style-name="P8"><text:s text:c="4"/>│   ├── popen.c</text:p>
      <text:p text:style-name="P8"><text:s text:c="4"/>│   ├── printf.c</text:p>
      <text:p text:style-name="P8"><text:s text:c="4"/>│   ├── putc.c</text:p>
      <text:p text:style-name="P8"><text:s text:c="4"/>│   ├── putchar.c</text:p>
      <text:p text:style-name="P8"><text:s text:c="4"/>│   ├── puts.c</text:p>
      <text:p text:style-name="P8"><text:s text:c="4"/>│   ├── snprintf.c</text:p>
      <text:p text:style-name="P8"><text:s text:c="4"/>│   ├── subdir.mk</text:p>
      <text:p text:style-name="P8"><text:s text:c="4"/>│   ├── vprintf.c</text:p>
      <text:p text:style-name="P8"><text:s text:c="4"/>│   ├── vsnprintf.c</text:p>
      <text:p text:style-name="P8"><text:s text:c="4"/>│   └── vsprintf.c</text:p>
      <text:p text:style-name="P8"><text:s text:c="4"/>├── stdlib</text:p>
      <text:p text:style-name="P8"><text:s text:c="4"/>│   ├── abort.c</text:p>
      <text:p text:style-name="P8"><text:s text:c="4"/>│   ├── abs.c</text:p>
      <text:p text:style-name="P8"><text:s text:c="4"/>│   ├── atoi.c</text:p>
      <text:p text:style-name="P8"><text:s text:c="4"/>│   ├── atol.c</text:p>
      <text:p text:style-name="P8"><text:s text:c="4"/>│   ├── exit.c</text:p>
      <text:p text:style-name="P8"><text:s text:c="4"/>│   ├── _Exit.c</text:p>
      <text:p text:style-name="P8"><text:s text:c="4"/>│   ├── getenv.c</text:p>
      <text:p text:style-name="P8"><text:s text:c="4"/>│   ├── malloc.c</text:p>
      <text:p text:style-name="P8"><text:s text:c="4"/>│   ├── malloc.h</text:p>
      <text:p text:style-name="P8"><text:s text:c="4"/>│   ├── putenv.c</text:p>
      <text:p text:style-name="P8"><text:s text:c="4"/>│   ├── setenv.c</text:p>
      <text:p text:style-name="P8"><text:s text:c="4"/>│   ├── subdir.mk</text:p>
      <text:p text:style-name="P8"><text:s text:c="4"/>│   ├── system.c</text:p>
      <text:p text:style-name="P8"><text:s text:c="4"/>│   └── unsetenv.c</text:p>
      <text:p text:style-name="P8"><text:s text:c="4"/>├── string</text:p>
      <text:p text:style-name="P8"><text:s text:c="4"/>│   ├── memcpy.c</text:p>
      <text:p text:style-name="P8"><text:s text:c="4"/>│   ├── memmove.c</text:p>
      <text:p text:style-name="P8"><text:s text:c="4"/>│   ├── memset.c</text:p>
      <text:p text:style-name="P8"><text:s text:c="4"/>│   ├── strcat.c</text:p>
      <text:p text:style-name="P8"><text:s text:c="4"/>│   ├── strchr.c</text:p>
      <text:p text:style-name="P8"><text:s text:c="4"/>│   ├── strcmp.c</text:p>
      <text:p text:style-name="P8"><text:s text:c="4"/>│   ├── strcpy.c</text:p>
      <text:p text:style-name="P8"><text:s text:c="4"/>│   ├── strerror.c</text:p>
      <text:p text:style-name="P8"><text:s text:c="4"/>│   ├── strlen.c</text:p>
      <text:p text:style-name="P8"><text:s text:c="4"/>│   ├── strncat.c</text:p>
      <text:p text:style-name="P8"><text:s text:c="4"/>│   ├── strncmp.c</text:p>
      <text:p text:style-name="P8"><text:s text:c="4"/>│   ├── strncpy.c</text:p>
      <text:p text:style-name="P8"><text:s text:c="4"/>│   ├── strtok.c</text:p>
      <text:p text:style-name="P8"><text:s text:c="4"/>│   └── subdir.mk</text:p>
      <text:p text:style-name="P8"><text:s text:c="4"/>├── subdir.mk</text:p>
      <text:p text:style-name="P8"><text:s text:c="4"/>├── sys</text:p>
      <text:p text:style-name="P8"><text:s text:c="4"/>│   ├── socket.c</text:p>
      <text:p text:style-name="P8"><text:s text:c="4"/>│   ├── stat.c</text:p>
      <text:p text:style-name="P8"><text:s text:c="4"/>│   └── subdir.mk</text:p>
      <text:p text:style-name="P8"><text:s text:c="4"/>└── unistd</text:p>
      <text:p text:style-name="P8"><text:s text:c="8"/>├── access.c</text:p>
      <text:p text:style-name="P8"><text:s text:c="8"/>├── environ.c</text:p>
      <text:p text:style-name="P8"><text:s text:c="8"/>├── execl.c</text:p>
      <text:p text:style-name="P8"><text:s text:c="8"/>├── execlp.c</text:p>
      <text:p text:style-name="P8"><text:soft-page-break/><text:s text:c="8"/>├── execvpe.c</text:p>
      <text:p text:style-name="P8"><text:s text:c="8"/>├── pause.c</text:p>
      <text:p text:style-name="P8"><text:s text:c="8"/>└── subdir.m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h text:style-name="P25" text:outline-level="2">Quickstart</text:h>
      <text:p text:style-name="Text_20_body"><text:span text:style-name="T9"/></text:p>
      <text:p text:style-name="P14"><text:span text:style-name="T9">Ramdisk creation</text:span></text:p>
      <text:p text:style-name="P14"><text:span text:style-name="T9">Create the “ramdisk” file with the mkfs.sh script.</text:span></text:p>
      <text:p text:style-name="P14"><text:span text:style-name="T9">The result is a 1MB ramdisk with a single partition formatted with the ext2 filesystem. The filesystem is then populated with all the files found under the “user” directory. </text:span></text:p>
      <text:p text:style-name="P14"><text:span text:style-name="T9"/></text:p>
      <text:p text:style-name="P18"><text:span text:style-name="T9">Paging</text:span></text:p>
      <text:p text:style-name="P18"><text:span text:style-name="T9">To simplify access to the page table entries </text:span><text:span text:style-name="T11">and to avoid temporary mappings as most as possible </text:span><text:span text:style-name="T9">the “recursive page mapping trick” has been used.</text:span></text:p>
      <text:p text:style-name="P14"><text:span text:style-name="T9"/></text:p>
      <text:p text:style-name="P17"><text:span text:style-name="T9">Memory Allocation</text:span></text:p>
      <text:p text:style-name="P16"><text:span text:style-name="T9">Before the memory allocator subsystem is initialized all the dynamic memory allocations are redirected to the internal </text:span><text:span text:style-name="T6">ksbrk</text:span><text:span text:style-name="T9"> function.</text:span></text:p>
      <text:p text:style-name="P16"><text:span text:style-name="T9">Th</text:span><text:span text:style-name="T10">e </text:span><text:span text:style-name="T7">ksbrk</text:span><text:span text:style-name="T10"> </text:span><text:span text:style-name="T9">function just increments the current kernel break.</text:span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pitch="fixed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7:39:37.424245868</meta:creation-date>
    <dc:date>2017-09-07T18:38:25.398809525</dc:date>
    <meta:editing-duration>PT2H43M18S</meta:editing-duration>
    <meta:editing-cycles>13</meta:editing-cycles>
    <meta:generator>LibreOffice/5.4.0.3$Linux_X86_64 LibreOffice_project/40m0$Build-3</meta:generator>
    <meta:document-statistic meta:table-count="0" meta:image-count="0" meta:object-count="0" meta:page-count="9" meta:paragraph-count="329" meta:word-count="1072" meta:character-count="8230" meta:non-whitespace-character-count="5037"/>
  </office:meta>
</office:document-meta>
</file>